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text-properties fo:color="#4472C4"/>
    </style:style>
    <style:style style:name="P3" style:parent-style-name="Normal" style:family="paragraph">
      <style:text-properties fo:color="#4472C4"/>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text-properties fo:color="#4472C4"/>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color="#ED7D31" fo:language="el" fo:country="GR"/>
    </style:style>
    <style:style style:name="P10" style:parent-style-name="Normal" style:family="paragraph">
      <style:text-properties fo:color="#ED7D31" fo:language="el" fo:country="GR"/>
    </style:style>
    <style:style style:name="P11" style:parent-style-name="Normal" style:family="paragraph">
      <style:text-properties fo:color="#ED7D31" fo:language="el" fo:country="GR"/>
    </style:style>
    <style:style style:name="P12" style:parent-style-name="Normal" style:family="paragraph">
      <style:text-properties fo:color="#ED7D31" fo:language="el" fo:country="GR"/>
    </style:style>
    <style:style style:name="P13" style:parent-style-name="Normal" style:family="paragraph">
      <style:text-properties fo:color="#ED7D31" fo:language="el" fo:country="GR"/>
    </style:style>
    <style:style style:name="P14" style:parent-style-name="Normal" style:family="paragraph">
      <style:text-properties fo:language="el" fo:country="GR"/>
    </style:style>
  </office:automatic-styles>
  <office:body>
    <office:text text:use-soft-page-breaks="true">
      <text:p text:style-name="P1">Marketing Club Website</text:p>
      <text:p text:style-name="P2">The Hellenic American University Marketing Club is a team of motivated students that seek to explore and practice marketing &amp; business strategies. Join us today to become part of our vision for a top leading<text:s/>business club!</text:p>
      <text:p text:style-name="Normal"/>
      <text:p text:style-name="P3">HAUMC's mission is to perform as a forum to connect<text:s/><text:bookmark-start text:name="_Hlk55638610"/>driven and aspiring students with pioneering ideas that share a vision for a successful marketing team.</text:p>
      <text:p text:style-name="Normal"><text:bookmark-end text:name="_Hlk55638610"/>HAUMC's mission is to perform as a forum<text:s/><text:span text:style-name="T4">that<text:s/></text:span>connects driven and aspiring students<text:s/>with pioneering ideas<text:s/><text:span text:style-name="T5">and<text:s/></text:span>share a vision for a successful marketing team.</text:p>
      <text:p text:style-name="Normal"/>
      <text:p text:style-name="P6"><text:bookmark-start text:name="_Hlk55638700"/>Our objectives incorporate experiential learning through business activities, successful and productive practice of marketing strategies and acquirement of new ones, enhancing skills such as leadership, diplomacy and teamwork, all in the basis of having a good time.</text:p>
      <text:p text:style-name="Normal"/>
      <text:p text:style-name="Normal"><text:bookmark-end text:name="_Hlk55638700"/>Our objectives incorporate experiential learning through business activities, successful and productive practice of marketing strategies and acquirement of new ones, enhancing skills such as leadership, diplomacy and teamwork.<text:s/><text:span text:style-name="T7">All on</text:span><text:s/>the basis of having a good time.</text:p>
      <text:p text:style-name="Normal"/>
      <text:p text:style-name="Normal"/>
      <text:p text:style-name="P8"/>
      <text:p text:style-name="Normal"/>
      <text:p text:style-name="P9">Το Μάρκετινγκ Κλαμπ του Ελληνοαμερικανικού Πανεπιστήμιου είναι μια ομάδα από κινητοποιημένους μαθητές που αναζητούν να ανακαλύψουν και να εξασκήσουν τις στρατηγικές μάρκετινγκ και επιχειρήσεων. Έλα στην παρέα μας σήμερα για να γίνεις μέλος του οράματος μας για ένα κορυφαίο επιχειρηματικό κλαμπ!</text:p>
      <text:p text:style-name="P10"/>
      <text:p text:style-name="P11">Η αποστολή του HAUMC είναι να λειτουργήσει σαν φόρουμ που ενώνει αποφασισμένους και επίδοξους μαθητές με καινοτομικές ιδέες που μοιράζονται ένα όραμα μιας επιτυχημένης μάρκετινγκ ομάδας.</text:p>
      <text:p text:style-name="P12"/>
      <text:p text:style-name="P13">Ο στόχος μας ενσωματώνει βιωματική εκμάθηση μεσώ επιχειρηματικών δραστηριοτήτων, επιτυχημένη και παραγωγική πρακτική όσον άφορα τις στρατηγικές μάρκετινγκ και την απόκτηση<text:s/>καινούργιων, ενισχύοντας τις ηγετικές διπλωματικές και ομαδικές δεξιότητες. Όλα αυτά περνώντας καλά.</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honga Adelajda</meta:initial-creator>
    <dc:creator>Alex Kourtis</dc:creator>
    <meta:creation-date>2020-11-07T16:22:00Z</meta:creation-date>
    <dc:date>2020-11-07T16:22:00Z</dc:date>
    <meta:template xlink:href="Normal" xlink:type="simple"/>
    <meta:editing-cycles>2</meta:editing-cycles>
    <meta:editing-duration>PT0S</meta:editing-duration>
    <meta:document-statistic meta:page-count="1" meta:paragraph-count="3" meta:word-count="277" meta:character-count="1857" meta:row-count="13" meta:non-whitespace-character-count="1583"/>
  </office:meta>
</office:document-meta>
</file>